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Andale Mono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ndale Mono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Andale Mono" fo:font-size="10pt" fo:letter-spacing="normal" fo:font-style="normal" fo:font-weight="normal" officeooo:rsid="001ce74d" officeooo:paragraph-rsid="001ce74d" style:font-size-asian="10pt" style:font-size-complex="10pt"/>
    </style:style>
    <style:style style:name="P4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style:font-name="Andale Mono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style:font-name="Andale Mono" fo:font-size="10pt" fo:letter-spacing="normal" fo:font-style="normal" fo:font-weight="normal" officeooo:rsid="001ce74d" officeooo:paragraph-rsid="001ce74d" style:font-size-asian="10pt" style:font-size-complex="10pt"/>
    </style:style>
    <style:style style:name="P6" style:family="paragraph" style:parent-style-name="Standard" style:list-style-name="L1">
      <style:text-properties style:font-name="Andale Mono" fo:font-size="10pt" officeooo:rsid="001ce74d" officeooo:paragraph-rsid="001ce74d" style:font-size-asian="10pt" style:font-size-complex="10pt"/>
    </style:style>
    <style:style style:name="T1" style:family="text">
      <style:text-properties style:font-name="Andale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ute2 haplotype file format</text:p>
      <text:p text:style-name="P3"/>
      <text:p text:style-name="P3">First 5 columns:</text:p>
      <text:p text:style-name="P3">(1) ---</text:p>
      <text:p text:style-name="P3">(2) SNP names</text:p>
      <text:p text:style-name="P3">(3) SNP position</text:p>
      <text:p text:style-name="P3">(4) Reference genotype</text:p>
      <text:p text:style-name="P3">(5) Mutation genotype</text:p>
      <text:p text:style-name="P3"/>
      <text:p text:style-name="P3">After these, each individual has two columns, one for each haplotype. 0 stands for reference, 1 stands for mutation.</text:p>
      <text:p text:style-name="P3"/>
      <text:p text:style-name="P3">Example:</text:p>
      <text:p text:style-name="P3"/>
      <text:p text:style-name="P2">--- rs62224609 16051249 T C 0 0 0 0 0 0</text:p>
      <text:p text:style-name="P1">--- rs62224610 16051347 G C 0 1 0 1 1 0</text:p>
      <text:p text:style-name="P1">--- rs143503259 16051453 A C 0 0 0 0 0 0</text:p>
      <text:p text:style-name="P1">--- rs192339082 16051477 C A 1 0 0 0 0 0</text:p>
      <text:p text:style-name="P1">--- rs191139082 16052477 ACCTT A 1 0 0 0 0 0</text:p>
      <text:p text:style-name="P4">--- rs191139082 16052478 G GCCGG 0 1 0 0 0 0</text:p>
      <text:p text:style-name="P5">Notes:</text:p>
      <text:list xml:id="list2923413298700564969" text:style-name="L1">
        <text:list-item>
          <text:p text:style-name="P6">The last two lines indicates deletion and insertion, respectively. </text:p>
        </text:list-item>
        <text:list-item>
          <text:p text:style-name="P6">Missing genotypes are not possi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4:37:05.082745000</meta:creation-date>
    <dc:date>2014-11-03T14:44:37.885823000</dc:date>
    <meta:editing-duration>P0D</meta:editing-duration>
    <meta:editing-cycles>1</meta:editing-cycles>
    <meta:document-statistic meta:table-count="0" meta:image-count="0" meta:object-count="0" meta:page-count="1" meta:paragraph-count="18" meta:word-count="124" meta:character-count="603" meta:non-whitespace-character-count="498"/>
    <meta:generator>LibreOffice/4.2.6.3$MacOSX_x86 LibreOffice_project/3fd416d4c6db7d3204c17ce57a1d70f6e531ee21</meta:generator>
  </office:meta>
</office:document-meta>
</file>